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text-properties fo:language="ru" fo:country="RU"/>
    </style:style>
    <style:style style:name="T1" style:family="text">
      <style:text-properties fo:font-variant="normal" fo:text-transform="none" fo:color="#1a202c" style:font-name="Roboto" fo:font-size="10.5pt" fo:letter-spacing="normal" fo:font-style="normal" fo:font-weight="bold" loext:padding="0.0193in" loext:border="0.06pt solid #e2e8f0"/>
    </style:style>
    <style:style style:name="T2" style:family="text">
      <style:text-properties fo:font-variant="normal" fo:text-transform="none" fo:color="#1a202c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1a202c" style:font-name="Roboto" fo:font-size="10.5pt" fo:letter-spacing="normal" fo:language="ru" fo:country="RU" fo:font-style="normal" fo:font-weight="bold" loext:padding="0.0193in" loext:border="0.06pt solid #e2e8f0"/>
    </style:style>
    <style:style style:name="T4" style:family="text">
      <style:text-properties fo:font-variant="normal" fo:text-transform="none" fo:color="#1a202c" style:font-name="Roboto" fo:font-size="10.5pt" fo:letter-spacing="normal" fo:language="ru" fo:country="RU" fo:font-style="normal" fo:font-weight="normal"/>
    </style:style>
    <style:style style:name="T5" style:family="text">
      <style:text-properties fo:font-variant="normal" fo:text-transform="none" fo:color="#1a202c" style:font-name="monospace" fo:font-size="10.5pt" fo:letter-spacing="normal" fo:font-style="normal" fo:font-weight="normal" loext:padding="0.0193in" loext:border="0.06pt solid #e2e8f0"/>
    </style:style>
    <style:style style:name="T6" style:family="text">
      <style:text-properties fo:font-variant="normal" fo:text-transform="none" fo:color="#1a202c" style:font-name="monospace" fo:font-size="10.5pt" fo:letter-spacing="normal" fo:language="ru" fo:country="RU" fo:font-style="normal" fo:font-weight="normal" loext:padding="0.0193in" loext:border="0.06pt solid #e2e8f0"/>
    </style:style>
    <style:style style:name="T7" style:family="text">
      <style:text-properties fo:font-variant="normal" fo:text-transform="none" fo:color="#666666" style:font-name="monospace" fo:font-size="11.25pt" fo:letter-spacing="normal" fo:font-style="normal" fo:font-weight="normal" loext:padding="0.0193in" loext:border="0.06pt solid #e2e8f0"/>
    </style:style>
    <style:style style:name="T8" style:family="text">
      <style:text-properties fo:font-variant="normal" fo:text-transform="none" fo:color="#666666" style:font-name="monospace" fo:font-size="11.25pt" fo:letter-spacing="normal" fo:language="ru" fo:country="RU" fo:font-style="normal" fo:font-weight="normal" loext:padding="0.0193in" loext:border="0.06pt solid #e2e8f0"/>
    </style:style>
    <style:style style:name="T9" style:family="text">
      <style:text-properties fo:font-variant="normal" fo:text-transform="none" fo:color="#666666" fo:letter-spacing="normal" loext:padding="0.0193in" loext:border="0.06pt solid #e2e8f0"/>
    </style:style>
    <style:style style:name="T10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11" style:family="text">
      <style:text-properties fo:font-variant="normal" fo:text-transform="none" fo:color="#0f9aee" style:text-line-through-style="none" style:text-line-through-type="none" style:font-name="Roboto" fo:font-size="10.5pt" fo:letter-spacing="normal" fo:font-style="normal" style:text-underline-style="none" fo:font-weight="normal" style:text-blinking="false" fo:background-color="transparent" loext:char-shading-value="0" loext:padding="0.0193in" loext:border="0.06pt solid #e2e8f0"/>
    </style:style>
    <style:style style:name="T12" style:family="text">
      <style:text-properties fo:font-variant="normal" fo:text-transform="none" fo:color="#0f9aee" style:text-line-through-style="none" style:text-line-through-type="none" style:font-name="Roboto" fo:font-size="10.5pt" fo:letter-spacing="normal" fo:language="ru" fo:country="RU" fo:font-style="normal" style:text-underline-style="none" fo:font-weight="normal" style:text-blinking="false" fo:background-color="transparent" loext:char-shading-value="0" loext:padding="0.0193in" loext:border="0.06pt solid #e2e8f0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cf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at Is React</text:h>
      <text:p text:style-name="Text_20_body"><text:span text:style-name="Strong_20_Emphasis"><text:span text:style-name="T13">React </text:span></text:span><text:span text:style-name="T13">— это библиотека JS разработанная специалистами из Facebook.</text:span></text:p>
      <text:p text:style-name="Text_20_body">Концепция React заключается в разделении представления (видимой части) и данных приложения.</text:p>
      <text:p text:style-name="Text_20_body">Прелесть React в том, что он является библиотекой и мы можем использовать только какие-то конкретные его части, без строгой структуры проекта, в отличие от фреймворка Angular, например.</text:p>
      <text:p text:style-name="Text_20_body">Стоит понимать, что при разработке на React используется JSX, а не HTML. Несмотря на то, что запись JSX сильно напоминает HTML, у них есть несколько весомых отличий.<text:line-break/><text:line-break/>React представляет собой структуру компонентов. И важно запомнить, что каждый компонент должен возвращать единственную вершину.</text:p>
      <text:p text:style-name="Text_20_body">Пример:</text:p>
      <text:p text:style-name="Preformatted_20_Text"><text:span text:style-name="Source_20_Text"><text:span text:style-name="T13">const HelloMessage = (props) =&gt; { <text:s/></text:span></text:span></text:p>
      <text:p text:style-name="Preformatted_20_Text"><text:span text:style-name="Source_20_Text"><text:span text:style-name="T13"><text:s text:c="4"/>return ( <text:s/></text:span></text:span></text:p>
      <text:p text:style-name="Preformatted_20_Text"><text:span text:style-name="Source_20_Text"><text:span text:style-name="T13"><text:s text:c="8"/>&lt;div&gt; <text:s/></text:span></text:span></text:p>
      <text:p text:style-name="Preformatted_20_Text"><text:span text:style-name="Source_20_Text"><text:span text:style-name="T13"><text:s text:c="12"/>Hello {props.name} <text:s/></text:span></text:span></text:p>
      <text:p text:style-name="Preformatted_20_Text"><text:span text:style-name="Source_20_Text"><text:span text:style-name="T13"><text:s text:c="8"/>&lt;/div&gt; <text:s/></text:span></text:span></text:p>
      <text:p text:style-name="Preformatted_20_Text"><text:span text:style-name="Source_20_Text"><text:span text:style-name="T13"><text:s text:c="4"/>) <text:s/></text:span></text:span></text:p>
      <text:p text:style-name="Preformatted_20_Text"><text:span text:style-name="Source_20_Text"><text:span text:style-name="T13">} <text:s/></text:span></text:span></text:p>
      <text:p text:style-name="Preformatted_20_Text"><text:span text:style-name="Source_20_Text"><text:span text:style-name="T13"/></text:span></text:p>
      <text:p text:style-name="Text_20_body"><text:span text:style-name="T13">HelloMessage и </text:span><text:span text:style-name="Source_20_Text"><text:span text:style-name="T13">&lt;div&gt;&lt;/div&gt; </text:span></text:span><text:span text:style-name="Source_20_Text"><text:span text:style-name="T14">я</text:span></text:span><text:span text:style-name="T13">вляются компонентами.</text:span></text:p>
      <text:p text:style-name="Text_20_body"><text:span text:style-name="T13"/></text:p>
      <text:p text:style-name="Text_20_body"><text:span text:style-name="T13">Мы </text:span><text:span text:style-name="Strong_20_Emphasis"><text:span text:style-name="T13">не </text:span></text:span><text:span text:style-name="T13">можем вернуть из HelloMessage несколько вершин структуры, например, два </text:span><text:span text:style-name="Source_20_Text"><text:span text:style-name="T13">&lt;div&gt;</text:span></text:span><text:span text:style-name="T13">. Однако, мы можем вернуть один </text:span><text:span text:style-name="Source_20_Text"><text:span text:style-name="T13">&lt;div&gt;</text:span></text:span><text:span text:style-name="T13">, внутри которого будет множество других </text:span><text:span text:style-name="Source_20_Text"><text:span text:style-name="T13">&lt;div&gt;</text:span></text:span><text:span text:style-name="T13">.<text:line-break/><text:line-break/>Чтобы стать успешным React-разработчиком, вам стоит дробить ваше представление на максимальное количество маленьких компонентов. Таким образом вы сможете оптимизировать скорость работы вашего приложения и отслеживать все нюансы его работы.</text:span></text:p>
      <text:p text:style-name="Text_20_body">А главное - вам будет проще писать код.</text:p>
      <text:p text:style-name="Text_20_body"><text:span text:style-name="T13">Сам по себе React довольно простой, некоторые сложности могут возникнуть разве что с Redux-библиотекой, которая управляет данными в React.<text:line-break/><text:line-break/>Сейчас стоит просто запомнить данные ключевые моменты, более глубокий разбор будет в течение всего </text:span><text:span text:style-name="T14">модуля по реакт (2 мес)</text:span><text:span text:style-name="T13">.<text:line-break/><text:line-break/></text:span><text:span text:style-name="Strong_20_Emphasis"><text:span text:style-name="T13">Полезные ссылки:</text:span></text:span><text:span text:style-name="T13"><text:line-break/></text:span><text:a xlink:type="simple" xlink:href="https://reactjs.org/" text:style-name="Internet_20_link" text:visited-style-name="Visited_20_Internet_20_Link">Документация React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1" svg:font-family="monospace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5:16:01.773762758</meta:creation-date>
    <dc:date>2020-04-25T15:18:58.958361665</dc:date>
    <meta:editing-duration>PT2M57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1" meta:paragraph-count="17" meta:word-count="214" meta:character-count="1574" meta:non-whitespace-character-count="1322"/>
  </office:meta>
</office:document-meta>
</file>